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put_gcc_guided16.csv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 table:number-columns-repeated="235"/>
        <table:table-row table:style-name="AROW-0">
          <table:table-cell table:style-name="Gnumeric-default" office:value-type="string">
            <text:p>n</text:p>
          </table:table-cell>
          <table:table-cell table:style-name="Gnumeric-default" office:value-type="string">
            <text:p>time1</text:p>
          </table:table-cell>
          <table:table-cell table:style-name="ACE-1" office:value-type="string">
            <text:p>check1</text:p>
          </table:table-cell>
          <table:table-cell table:style-name="Gnumeric-default" office:value-type="string">
            <text:p>time2</text:p>
          </table:table-cell>
          <table:table-cell table:style-name="ACE-1" office:value-type="string">
            <text:p>check2</text:p>
          </table:table-cell>
          <table:table-cell table:style-name="Gnumeric-default" office:value-type="string">
            <text:p>time3</text:p>
          </table:table-cell>
          <table:table-cell table:style-name="ACE-1" office:value-type="string">
            <text:p>check3</text:p>
          </table:table-cell>
          <table:table-cell table:style-name="Gnumeric-default" office:value-type="string">
            <text:p>time4</text:p>
          </table:table-cell>
          <table:table-cell table:style-name="ACE-1" office:value-type="string">
            <text:p>check4</text:p>
          </table:table-cell>
          <table:table-cell table:style-name="Gnumeric-default" office:value-type="string">
            <text:p>time5</text:p>
          </table:table-cell>
          <table:table-cell table:style-name="ACE-1" office:value-type="string">
            <text:p>check5</text:p>
          </table:table-cell>
          <table:table-cell table:style-name="Gnumeric-default" office:value-type="string">
            <text:p>time6</text:p>
          </table:table-cell>
          <table:table-cell table:style-name="ACE-1" office:value-type="string">
            <text:p>check6</text:p>
          </table:table-cell>
          <table:table-cell table:style-name="Gnumeric-default" office:value-type="string">
            <text:p>time7</text:p>
          </table:table-cell>
          <table:table-cell table:style-name="ACE-1" office:value-type="string">
            <text:p>check7</text:p>
          </table:table-cell>
          <table:table-cell table:style-name="Gnumeric-default" office:value-type="string">
            <text:p>time8</text:p>
          </table:table-cell>
          <table:table-cell table:style-name="ACE-1" office:value-type="string">
            <text:p>check8</text:p>
          </table:table-cell>
          <table:table-cell table:style-name="Gnumeric-default" office:value-type="string">
            <text:p>time128</text:p>
          </table:table-cell>
          <table:table-cell table:style-name="ACE-1" office:value-type="string">
            <text:p>check128</text:p>
          </table:table-cell>
          <table:table-cell table:style-name="Gnumeric-default" office:value-type="string">
            <text:p>time2048</text:p>
          </table:table-cell>
          <table:table-cell table:style-name="ACE-1" office:value-type="string">
            <text:p>check204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119">
            <text:p>119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71">
            <text:p>7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2">
            <text:p>5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2">
            <text:p>5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8">
            <text:p>58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4">
            <text:p>54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5">
            <text:p>65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3">
            <text:p>63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7">
            <text:p>67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107">
            <text:p>107</text:p>
          </table:table-cell>
          <table:table-cell table:style-name="ACE-1" office:value-type="float" office:value="1624.9582310000001">
            <text:p>1624,95823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4230">
            <text:p>4230</text:p>
          </table:table-cell>
          <table:table-cell table:style-name="Gnumeric-default" office:value-type="float" office:value="204">
            <text:p>204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19">
            <text:p>119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2">
            <text:p>92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4">
            <text:p>94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04">
            <text:p>104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7">
            <text:p>97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07">
            <text:p>107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2">
            <text:p>92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45">
            <text:p>145</text:p>
          </table:table-cell>
          <table:table-cell table:style-name="ACE-1" office:value-type="float" office:value="2520.6573859999999">
            <text:p>2520,65738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5360">
            <text:p>5360</text:p>
          </table:table-cell>
          <table:table-cell table:style-name="Gnumeric-default" office:value-type="float" office:value="326">
            <text:p>326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87">
            <text:p>187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45">
            <text:p>145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46">
            <text:p>146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50">
            <text:p>150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48">
            <text:p>148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58">
            <text:p>158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75">
            <text:p>175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54">
            <text:p>154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201">
            <text:p>201</text:p>
          </table:table-cell>
          <table:table-cell table:style-name="ACE-1" office:value-type="float" office:value="3238.3593129999999">
            <text:p>3238,359313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6490">
            <text:p>6490</text:p>
          </table:table-cell>
          <table:table-cell table:style-name="Gnumeric-default" office:value-type="float" office:value="466">
            <text:p>46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75">
            <text:p>275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14">
            <text:p>214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12">
            <text:p>21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17">
            <text:p>217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23">
            <text:p>223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16">
            <text:p>21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23">
            <text:p>223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24">
            <text:p>224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77">
            <text:p>277</text:p>
          </table:table-cell>
          <table:table-cell table:style-name="ACE-1" office:value-type="float" office:value="3737.7677779999999">
            <text:p>3737,76777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7620">
            <text:p>7620</text:p>
          </table:table-cell>
          <table:table-cell table:style-name="Gnumeric-default" office:value-type="float" office:value="642">
            <text:p>642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73">
            <text:p>373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94">
            <text:p>29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86">
            <text:p>286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91">
            <text:p>291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93">
            <text:p>293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97">
            <text:p>297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07">
            <text:p>307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94">
            <text:p>29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44">
            <text:p>344</text:p>
          </table:table-cell>
          <table:table-cell table:style-name="ACE-1" office:value-type="float" office:value="4207.9923799999997">
            <text:p>4207,992380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8750">
            <text:p>8750</text:p>
          </table:table-cell>
          <table:table-cell table:style-name="Gnumeric-default" office:value-type="float" office:value="844">
            <text:p>844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498">
            <text:p>498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84">
            <text:p>384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73">
            <text:p>37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75">
            <text:p>375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93">
            <text:p>39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94">
            <text:p>394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408">
            <text:p>408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93">
            <text:p>39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430">
            <text:p>430</text:p>
          </table:table-cell>
          <table:table-cell table:style-name="ACE-1" office:value-type="float" office:value="4936.9283340000002">
            <text:p>4936,928334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9880">
            <text:p>9880</text:p>
          </table:table-cell>
          <table:table-cell table:style-name="Gnumeric-default" office:value-type="float" office:value="1067">
            <text:p>1067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631">
            <text:p>631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91">
            <text:p>491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81">
            <text:p>481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89">
            <text:p>48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94">
            <text:p>494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90">
            <text:p>490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97">
            <text:p>497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92">
            <text:p>492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540">
            <text:p>540</text:p>
          </table:table-cell>
          <table:table-cell table:style-name="ACE-1" office:value-type="float" office:value="5766.109101">
            <text:p>5766,10910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1010">
            <text:p>11010</text:p>
          </table:table-cell>
          <table:table-cell table:style-name="Gnumeric-default" office:value-type="float" office:value="1318">
            <text:p>1318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785">
            <text:p>78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09">
            <text:p>609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92">
            <text:p>592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02">
            <text:p>602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05">
            <text:p>60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07">
            <text:p>607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14">
            <text:p>614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02">
            <text:p>602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648">
            <text:p>648</text:p>
          </table:table-cell>
          <table:table-cell table:style-name="ACE-1" office:value-type="float" office:value="6428.429666">
            <text:p>6428,42966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2140">
            <text:p>12140</text:p>
          </table:table-cell>
          <table:table-cell table:style-name="Gnumeric-default" office:value-type="float" office:value="1610">
            <text:p>161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954">
            <text:p>954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40">
            <text:p>74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18">
            <text:p>718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22">
            <text:p>722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25">
            <text:p>725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30">
            <text:p>73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38">
            <text:p>738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29">
            <text:p>72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775">
            <text:p>775</text:p>
          </table:table-cell>
          <table:table-cell table:style-name="ACE-1" office:value-type="float" office:value="7182.7911869999998">
            <text:p>7182,791187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3270">
            <text:p>13270</text:p>
          </table:table-cell>
          <table:table-cell table:style-name="Gnumeric-default" office:value-type="float" office:value="1930">
            <text:p>1930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133">
            <text:p>1133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79">
            <text:p>87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60">
            <text:p>860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63">
            <text:p>863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59">
            <text:p>85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69">
            <text:p>86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66">
            <text:p>866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58">
            <text:p>858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902">
            <text:p>902</text:p>
          </table:table-cell>
          <table:table-cell table:style-name="ACE-1" office:value-type="float" office:value="7857.0651319999997">
            <text:p>7857,065132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4400">
            <text:p>14400</text:p>
          </table:table-cell>
          <table:table-cell table:style-name="Gnumeric-default" office:value-type="float" office:value="2247">
            <text:p>2247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331">
            <text:p>1331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32">
            <text:p>103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03">
            <text:p>1003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07">
            <text:p>1007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14">
            <text:p>1014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12">
            <text:p>101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14">
            <text:p>1014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07">
            <text:p>1007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056">
            <text:p>1056</text:p>
          </table:table-cell>
          <table:table-cell table:style-name="ACE-1" office:value-type="float" office:value="8548.3419379999996">
            <text:p>8548,341938</text:p>
          </table:table-cell>
          <table:table-cell table:number-columns-repeated="235" table:style-name="Gnumeric-default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guided16.csv&quot;" table:base-cell-address="$'output_gcc_guided16.csv'.$A$1"/>
          <table:named-expression table:name="Print_Area" table:expression="of:=#REF!" table:base-cell-address="$'output_gcc_guided16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guided1.csv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 table:number-columns-repeated="235"/>
        <table:table-row table:style-name="AROW-0">
          <table:table-cell table:style-name="ACE-2" office:value-type="string">
            <text:p>n</text:p>
          </table:table-cell>
          <table:table-cell table:style-name="ACE-2" office:value-type="string">
            <text:p>time1</text:p>
          </table:table-cell>
          <table:table-cell table:style-name="ACE-3" office:value-type="string">
            <text:p>check1</text:p>
          </table:table-cell>
          <table:table-cell table:style-name="ACE-2" office:value-type="string">
            <text:p>time2</text:p>
          </table:table-cell>
          <table:table-cell table:style-name="ACE-3" office:value-type="string">
            <text:p>check2</text:p>
          </table:table-cell>
          <table:table-cell table:style-name="ACE-2" office:value-type="string">
            <text:p>time3</text:p>
          </table:table-cell>
          <table:table-cell table:style-name="ACE-3" office:value-type="string">
            <text:p>check3</text:p>
          </table:table-cell>
          <table:table-cell table:style-name="ACE-2" office:value-type="string">
            <text:p>time4</text:p>
          </table:table-cell>
          <table:table-cell table:style-name="ACE-3" office:value-type="string">
            <text:p>check4</text:p>
          </table:table-cell>
          <table:table-cell table:style-name="ACE-2" office:value-type="string">
            <text:p>time5</text:p>
          </table:table-cell>
          <table:table-cell table:style-name="ACE-3" office:value-type="string">
            <text:p>check5</text:p>
          </table:table-cell>
          <table:table-cell table:style-name="ACE-2" office:value-type="string">
            <text:p>time6</text:p>
          </table:table-cell>
          <table:table-cell table:style-name="ACE-3" office:value-type="string">
            <text:p>check6</text:p>
          </table:table-cell>
          <table:table-cell table:style-name="ACE-2" office:value-type="string">
            <text:p>time7</text:p>
          </table:table-cell>
          <table:table-cell table:style-name="ACE-3" office:value-type="string">
            <text:p>check7</text:p>
          </table:table-cell>
          <table:table-cell table:style-name="ACE-2" office:value-type="string">
            <text:p>time8</text:p>
          </table:table-cell>
          <table:table-cell table:style-name="ACE-3" office:value-type="string">
            <text:p>check8</text:p>
          </table:table-cell>
          <table:table-cell table:style-name="ACE-2" office:value-type="string">
            <text:p>time128</text:p>
          </table:table-cell>
          <table:table-cell table:style-name="ACE-3" office:value-type="string">
            <text:p>check128</text:p>
          </table:table-cell>
          <table:table-cell table:style-name="ACE-2" office:value-type="string">
            <text:p>time2048</text:p>
          </table:table-cell>
          <table:table-cell table:style-name="ACE-3" office:value-type="string">
            <text:p>check204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3100">
            <text:p>3100</text:p>
          </table:table-cell>
          <table:table-cell table:style-name="ACE-2" office:value-type="float" office:value="118">
            <text:p>11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68">
            <text:p>6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52">
            <text:p>5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4">
            <text:p>44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3">
            <text:p>43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1">
            <text:p>41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2">
            <text:p>4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8">
            <text:p>4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2">
            <text:p>4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88">
            <text:p>88</text:p>
          </table:table-cell>
          <table:table-cell table:style-name="ACE-3" office:value-type="float" office:value="1624.9582310000001">
            <text:p>1624,95823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4230">
            <text:p>4230</text:p>
          </table:table-cell>
          <table:table-cell table:style-name="ACE-2" office:value-type="float" office:value="203">
            <text:p>203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118">
            <text:p>118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93">
            <text:p>93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8">
            <text:p>78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7">
            <text:p>7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3">
            <text:p>73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4">
            <text:p>74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82">
            <text:p>82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4">
            <text:p>74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118">
            <text:p>118</text:p>
          </table:table-cell>
          <table:table-cell table:style-name="ACE-3" office:value-type="float" office:value="2520.6573859999999">
            <text:p>2520,65738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5360">
            <text:p>5360</text:p>
          </table:table-cell>
          <table:table-cell table:style-name="ACE-2" office:value-type="float" office:value="320">
            <text:p>320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86">
            <text:p>18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45">
            <text:p>145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29">
            <text:p>129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19">
            <text:p>119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18">
            <text:p>11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19">
            <text:p>119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21">
            <text:p>121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19">
            <text:p>119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60">
            <text:p>160</text:p>
          </table:table-cell>
          <table:table-cell table:style-name="ACE-3" office:value-type="float" office:value="3238.3593129999999">
            <text:p>3238,359313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6490">
            <text:p>6490</text:p>
          </table:table-cell>
          <table:table-cell table:style-name="ACE-2" office:value-type="float" office:value="465">
            <text:p>465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71">
            <text:p>271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12">
            <text:p>212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84">
            <text:p>18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85">
            <text:p>185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73">
            <text:p>173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76">
            <text:p>176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81">
            <text:p>181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67">
            <text:p>167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16">
            <text:p>216</text:p>
          </table:table-cell>
          <table:table-cell table:style-name="ACE-3" office:value-type="float" office:value="3737.7677779999999">
            <text:p>3737,76777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7620">
            <text:p>7620</text:p>
          </table:table-cell>
          <table:table-cell table:style-name="ACE-2" office:value-type="float" office:value="637">
            <text:p>637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376">
            <text:p>376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92">
            <text:p>292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55">
            <text:p>25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43">
            <text:p>243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45">
            <text:p>24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52">
            <text:p>252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42">
            <text:p>242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29">
            <text:p>229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76">
            <text:p>276</text:p>
          </table:table-cell>
          <table:table-cell table:style-name="ACE-3" office:value-type="float" office:value="4207.9923799999997">
            <text:p>4207,992380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8750">
            <text:p>8750</text:p>
          </table:table-cell>
          <table:table-cell table:style-name="ACE-2" office:value-type="float" office:value="842">
            <text:p>842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495">
            <text:p>495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82">
            <text:p>382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30">
            <text:p>330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30">
            <text:p>330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28">
            <text:p>328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09">
            <text:p>309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24">
            <text:p>324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03">
            <text:p>30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50">
            <text:p>350</text:p>
          </table:table-cell>
          <table:table-cell table:style-name="ACE-3" office:value-type="float" office:value="4936.9283340000002">
            <text:p>4936,928334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9880">
            <text:p>9880</text:p>
          </table:table-cell>
          <table:table-cell table:style-name="ACE-2" office:value-type="float" office:value="1068">
            <text:p>106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631">
            <text:p>631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89">
            <text:p>489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16">
            <text:p>416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15">
            <text:p>41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01">
            <text:p>401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02">
            <text:p>402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98">
            <text:p>39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84">
            <text:p>384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31">
            <text:p>431</text:p>
          </table:table-cell>
          <table:table-cell table:style-name="ACE-3" office:value-type="float" office:value="5766.109101">
            <text:p>5766,10910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1010">
            <text:p>11010</text:p>
          </table:table-cell>
          <table:table-cell table:style-name="ACE-2" office:value-type="float" office:value="1332">
            <text:p>1332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779">
            <text:p>779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606">
            <text:p>60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12">
            <text:p>512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06">
            <text:p>50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96">
            <text:p>49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93">
            <text:p>493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95">
            <text:p>495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76">
            <text:p>47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21">
            <text:p>521</text:p>
          </table:table-cell>
          <table:table-cell table:style-name="ACE-3" office:value-type="float" office:value="6428.429666">
            <text:p>6428,42966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2140">
            <text:p>12140</text:p>
          </table:table-cell>
          <table:table-cell table:style-name="ACE-2" office:value-type="float" office:value="1608">
            <text:p>1608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948">
            <text:p>948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733">
            <text:p>73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25">
            <text:p>625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15">
            <text:p>615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06">
            <text:p>606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03">
            <text:p>60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98">
            <text:p>598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79">
            <text:p>579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24">
            <text:p>624</text:p>
          </table:table-cell>
          <table:table-cell table:style-name="ACE-3" office:value-type="float" office:value="7182.7911869999998">
            <text:p>7182,791187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3270">
            <text:p>13270</text:p>
          </table:table-cell>
          <table:table-cell table:style-name="ACE-2" office:value-type="float" office:value="1925">
            <text:p>1925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1131">
            <text:p>113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877">
            <text:p>877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41">
            <text:p>74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35">
            <text:p>735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20">
            <text:p>720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41">
            <text:p>74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12">
            <text:p>712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688">
            <text:p>688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32">
            <text:p>732</text:p>
          </table:table-cell>
          <table:table-cell table:style-name="ACE-3" office:value-type="float" office:value="7857.0651319999997">
            <text:p>7857,065132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4400">
            <text:p>14400</text:p>
          </table:table-cell>
          <table:table-cell table:style-name="ACE-2" office:value-type="float" office:value="2247">
            <text:p>2247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1326">
            <text:p>132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1030">
            <text:p>1030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76">
            <text:p>87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84">
            <text:p>884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46">
            <text:p>84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47">
            <text:p>847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42">
            <text:p>842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10">
            <text:p>810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856">
            <text:p>856</text:p>
          </table:table-cell>
          <table:table-cell table:style-name="ACE-3" office:value-type="float" office:value="8548.3419379999996">
            <text:p>8548,341938</text:p>
          </table:table-cell>
          <table:table-cell table:number-columns-repeated="235" table:style-name="ACE-2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guided1.csv&quot;" table:base-cell-address="$'output_gcc_guided1.csv'.$A$1"/>
          <table:named-expression table:name="Print_Area" table:expression="of:=#REF!" table:base-cell-address="$'output_gcc_guided1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guided2.csv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 table:number-columns-repeated="235"/>
        <table:table-row table:style-name="AROW-0">
          <table:table-cell table:style-name="ACE-4" office:value-type="string">
            <text:p>n</text:p>
          </table:table-cell>
          <table:table-cell table:style-name="ACE-4" office:value-type="string">
            <text:p>time1</text:p>
          </table:table-cell>
          <table:table-cell table:style-name="ACE-5" office:value-type="string">
            <text:p>check1</text:p>
          </table:table-cell>
          <table:table-cell table:style-name="ACE-4" office:value-type="string">
            <text:p>time2</text:p>
          </table:table-cell>
          <table:table-cell table:style-name="ACE-5" office:value-type="string">
            <text:p>check2</text:p>
          </table:table-cell>
          <table:table-cell table:style-name="ACE-4" office:value-type="string">
            <text:p>time3</text:p>
          </table:table-cell>
          <table:table-cell table:style-name="ACE-5" office:value-type="string">
            <text:p>check3</text:p>
          </table:table-cell>
          <table:table-cell table:style-name="ACE-4" office:value-type="string">
            <text:p>time4</text:p>
          </table:table-cell>
          <table:table-cell table:style-name="ACE-5" office:value-type="string">
            <text:p>check4</text:p>
          </table:table-cell>
          <table:table-cell table:style-name="ACE-4" office:value-type="string">
            <text:p>time5</text:p>
          </table:table-cell>
          <table:table-cell table:style-name="ACE-5" office:value-type="string">
            <text:p>check5</text:p>
          </table:table-cell>
          <table:table-cell table:style-name="ACE-4" office:value-type="string">
            <text:p>time6</text:p>
          </table:table-cell>
          <table:table-cell table:style-name="ACE-5" office:value-type="string">
            <text:p>check6</text:p>
          </table:table-cell>
          <table:table-cell table:style-name="ACE-4" office:value-type="string">
            <text:p>time7</text:p>
          </table:table-cell>
          <table:table-cell table:style-name="ACE-5" office:value-type="string">
            <text:p>check7</text:p>
          </table:table-cell>
          <table:table-cell table:style-name="ACE-4" office:value-type="string">
            <text:p>time8</text:p>
          </table:table-cell>
          <table:table-cell table:style-name="ACE-5" office:value-type="string">
            <text:p>check8</text:p>
          </table:table-cell>
          <table:table-cell table:style-name="ACE-4" office:value-type="string">
            <text:p>time128</text:p>
          </table:table-cell>
          <table:table-cell table:style-name="ACE-5" office:value-type="string">
            <text:p>check128</text:p>
          </table:table-cell>
          <table:table-cell table:style-name="ACE-4" office:value-type="string">
            <text:p>time2048</text:p>
          </table:table-cell>
          <table:table-cell table:style-name="ACE-5" office:value-type="string">
            <text:p>check204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3100">
            <text:p>3100</text:p>
          </table:table-cell>
          <table:table-cell table:style-name="ACE-4" office:value-type="float" office:value="122">
            <text:p>122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68">
            <text:p>68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53">
            <text:p>53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6">
            <text:p>46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4">
            <text:p>44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3">
            <text:p>43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2">
            <text:p>42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6">
            <text:p>46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3">
            <text:p>43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89">
            <text:p>89</text:p>
          </table:table-cell>
          <table:table-cell table:style-name="ACE-5" office:value-type="float" office:value="1624.9582310000001">
            <text:p>1624,95823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4230">
            <text:p>4230</text:p>
          </table:table-cell>
          <table:table-cell table:style-name="ACE-4" office:value-type="float" office:value="205">
            <text:p>205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117">
            <text:p>117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92">
            <text:p>9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8">
            <text:p>78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6">
            <text:p>76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80">
            <text:p>80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90">
            <text:p>90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9">
            <text:p>79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4">
            <text:p>74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121">
            <text:p>121</text:p>
          </table:table-cell>
          <table:table-cell table:style-name="ACE-5" office:value-type="float" office:value="2520.6573859999999">
            <text:p>2520,65738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5360">
            <text:p>5360</text:p>
          </table:table-cell>
          <table:table-cell table:style-name="ACE-4" office:value-type="float" office:value="324">
            <text:p>324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88">
            <text:p>188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45">
            <text:p>145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25">
            <text:p>125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21">
            <text:p>121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30">
            <text:p>130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28">
            <text:p>128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28">
            <text:p>128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17">
            <text:p>117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61">
            <text:p>161</text:p>
          </table:table-cell>
          <table:table-cell table:style-name="ACE-5" office:value-type="float" office:value="3238.3593129999999">
            <text:p>3238,359313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6490">
            <text:p>6490</text:p>
          </table:table-cell>
          <table:table-cell table:style-name="ACE-4" office:value-type="float" office:value="467">
            <text:p>467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76">
            <text:p>27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13">
            <text:p>213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82">
            <text:p>182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77">
            <text:p>177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85">
            <text:p>185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85">
            <text:p>185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76">
            <text:p>17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71">
            <text:p>171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15">
            <text:p>215</text:p>
          </table:table-cell>
          <table:table-cell table:style-name="ACE-5" office:value-type="float" office:value="3737.7677779999999">
            <text:p>3737,76777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7620">
            <text:p>7620</text:p>
          </table:table-cell>
          <table:table-cell table:style-name="ACE-4" office:value-type="float" office:value="639">
            <text:p>639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382">
            <text:p>38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95">
            <text:p>295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49">
            <text:p>249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44">
            <text:p>244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56">
            <text:p>256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49">
            <text:p>249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43">
            <text:p>243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32">
            <text:p>23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78">
            <text:p>278</text:p>
          </table:table-cell>
          <table:table-cell table:style-name="ACE-5" office:value-type="float" office:value="4207.9923799999997">
            <text:p>4207,992380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8750">
            <text:p>8750</text:p>
          </table:table-cell>
          <table:table-cell table:style-name="ACE-4" office:value-type="float" office:value="838">
            <text:p>838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496">
            <text:p>49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84">
            <text:p>384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39">
            <text:p>339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27">
            <text:p>327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47">
            <text:p>347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23">
            <text:p>32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16">
            <text:p>31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04">
            <text:p>304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51">
            <text:p>351</text:p>
          </table:table-cell>
          <table:table-cell table:style-name="ACE-5" office:value-type="float" office:value="4936.9283340000002">
            <text:p>4936,928334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9880">
            <text:p>9880</text:p>
          </table:table-cell>
          <table:table-cell table:style-name="ACE-4" office:value-type="float" office:value="1076">
            <text:p>1076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631">
            <text:p>631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90">
            <text:p>490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15">
            <text:p>415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14">
            <text:p>414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25">
            <text:p>425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11">
            <text:p>411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00">
            <text:p>400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87">
            <text:p>387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31">
            <text:p>431</text:p>
          </table:table-cell>
          <table:table-cell table:style-name="ACE-5" office:value-type="float" office:value="5766.109101">
            <text:p>5766,10910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1010">
            <text:p>11010</text:p>
          </table:table-cell>
          <table:table-cell table:style-name="ACE-4" office:value-type="float" office:value="1338">
            <text:p>1338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787">
            <text:p>787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604">
            <text:p>604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23">
            <text:p>523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16">
            <text:p>51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22">
            <text:p>522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12">
            <text:p>512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96">
            <text:p>49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81">
            <text:p>481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20">
            <text:p>520</text:p>
          </table:table-cell>
          <table:table-cell table:style-name="ACE-5" office:value-type="float" office:value="6428.429666">
            <text:p>6428,42966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2140">
            <text:p>12140</text:p>
          </table:table-cell>
          <table:table-cell table:style-name="ACE-4" office:value-type="float" office:value="1600">
            <text:p>1600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954">
            <text:p>954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735">
            <text:p>735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25">
            <text:p>625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22">
            <text:p>622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28">
            <text:p>628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10">
            <text:p>610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94">
            <text:p>594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81">
            <text:p>581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28">
            <text:p>628</text:p>
          </table:table-cell>
          <table:table-cell table:style-name="ACE-5" office:value-type="float" office:value="7182.7911869999998">
            <text:p>7182,791187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3270">
            <text:p>13270</text:p>
          </table:table-cell>
          <table:table-cell table:style-name="ACE-4" office:value-type="float" office:value="1913">
            <text:p>1913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1131">
            <text:p>1131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877">
            <text:p>87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55">
            <text:p>755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57">
            <text:p>75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49">
            <text:p>749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27">
            <text:p>72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03">
            <text:p>703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690">
            <text:p>690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738">
            <text:p>738</text:p>
          </table:table-cell>
          <table:table-cell table:style-name="ACE-5" office:value-type="float" office:value="7857.0651319999997">
            <text:p>7857,065132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4400">
            <text:p>14400</text:p>
          </table:table-cell>
          <table:table-cell table:style-name="ACE-4" office:value-type="float" office:value="2239">
            <text:p>223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331">
            <text:p>1331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035">
            <text:p>1035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76">
            <text:p>876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60">
            <text:p>860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69">
            <text:p>86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64">
            <text:p>864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46">
            <text:p>846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16">
            <text:p>816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59">
            <text:p>859</text:p>
          </table:table-cell>
          <table:table-cell table:style-name="ACE-5" office:value-type="float" office:value="8548.3419379999996">
            <text:p>8548,341938</text:p>
          </table:table-cell>
          <table:table-cell table:number-columns-repeated="235" table:style-name="ACE-4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guided2.csv&quot;" table:base-cell-address="$'output_gcc_guided2.csv'.$A$1"/>
          <table:named-expression table:name="Print_Area" table:expression="of:=#REF!" table:base-cell-address="$'output_gcc_guided2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guided3.csv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2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 table:number-columns-repeated="235"/>
        <table:table-row table:style-name="AROW-0">
          <table:table-cell table:style-name="ACE-6" office:value-type="string">
            <text:p>n</text:p>
          </table:table-cell>
          <table:table-cell table:style-name="ACE-6" office:value-type="string">
            <text:p>time1</text:p>
          </table:table-cell>
          <table:table-cell table:style-name="ACE-7" office:value-type="string">
            <text:p>check1</text:p>
          </table:table-cell>
          <table:table-cell table:style-name="ACE-6" office:value-type="string">
            <text:p>time2</text:p>
          </table:table-cell>
          <table:table-cell table:style-name="ACE-7" office:value-type="string">
            <text:p>check2</text:p>
          </table:table-cell>
          <table:table-cell table:style-name="ACE-6" office:value-type="string">
            <text:p>time3</text:p>
          </table:table-cell>
          <table:table-cell table:style-name="ACE-7" office:value-type="string">
            <text:p>check3</text:p>
          </table:table-cell>
          <table:table-cell table:style-name="ACE-6" office:value-type="string">
            <text:p>time4</text:p>
          </table:table-cell>
          <table:table-cell table:style-name="ACE-7" office:value-type="string">
            <text:p>check4</text:p>
          </table:table-cell>
          <table:table-cell table:style-name="ACE-6" office:value-type="string">
            <text:p>time5</text:p>
          </table:table-cell>
          <table:table-cell table:style-name="ACE-7" office:value-type="string">
            <text:p>check5</text:p>
          </table:table-cell>
          <table:table-cell table:style-name="ACE-6" office:value-type="string">
            <text:p>time6</text:p>
          </table:table-cell>
          <table:table-cell table:style-name="ACE-7" office:value-type="string">
            <text:p>check6</text:p>
          </table:table-cell>
          <table:table-cell table:style-name="ACE-6" office:value-type="string">
            <text:p>time7</text:p>
          </table:table-cell>
          <table:table-cell table:style-name="ACE-7" office:value-type="string">
            <text:p>check7</text:p>
          </table:table-cell>
          <table:table-cell table:style-name="ACE-6" office:value-type="string">
            <text:p>time8</text:p>
          </table:table-cell>
          <table:table-cell table:style-name="ACE-7" office:value-type="string">
            <text:p>check8</text:p>
          </table:table-cell>
          <table:table-cell table:style-name="ACE-6" office:value-type="string">
            <text:p>time128</text:p>
          </table:table-cell>
          <table:table-cell table:style-name="ACE-7" office:value-type="string">
            <text:p>check128</text:p>
          </table:table-cell>
          <table:table-cell table:style-name="ACE-6" office:value-type="string">
            <text:p>time2048</text:p>
          </table:table-cell>
          <table:table-cell table:style-name="ACE-7" office:value-type="string">
            <text:p>check204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3100">
            <text:p>3100</text:p>
          </table:table-cell>
          <table:table-cell table:style-name="ACE-6" office:value-type="float" office:value="119">
            <text:p>119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69">
            <text:p>69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53">
            <text:p>53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4">
            <text:p>44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4">
            <text:p>44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4">
            <text:p>44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3">
            <text:p>43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6">
            <text:p>46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2">
            <text:p>4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95">
            <text:p>95</text:p>
          </table:table-cell>
          <table:table-cell table:style-name="ACE-7" office:value-type="float" office:value="1624.9582310000001">
            <text:p>1624,95823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4230">
            <text:p>4230</text:p>
          </table:table-cell>
          <table:table-cell table:style-name="ACE-6" office:value-type="float" office:value="206">
            <text:p>20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124">
            <text:p>124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91">
            <text:p>91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9">
            <text:p>79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80">
            <text:p>80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9">
            <text:p>79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80">
            <text:p>80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9">
            <text:p>79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5">
            <text:p>75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128">
            <text:p>128</text:p>
          </table:table-cell>
          <table:table-cell table:style-name="ACE-7" office:value-type="float" office:value="2520.6573859999999">
            <text:p>2520,65738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5360">
            <text:p>5360</text:p>
          </table:table-cell>
          <table:table-cell table:style-name="ACE-6" office:value-type="float" office:value="320">
            <text:p>320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86">
            <text:p>186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48">
            <text:p>148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42">
            <text:p>142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28">
            <text:p>128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27">
            <text:p>127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27">
            <text:p>127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28">
            <text:p>128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17">
            <text:p>117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60">
            <text:p>160</text:p>
          </table:table-cell>
          <table:table-cell table:style-name="ACE-7" office:value-type="float" office:value="3238.3593129999999">
            <text:p>3238,359313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6490">
            <text:p>6490</text:p>
          </table:table-cell>
          <table:table-cell table:style-name="ACE-6" office:value-type="float" office:value="465">
            <text:p>465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74">
            <text:p>274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15">
            <text:p>215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85">
            <text:p>185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88">
            <text:p>188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85">
            <text:p>185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82">
            <text:p>182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77">
            <text:p>177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71">
            <text:p>171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19">
            <text:p>219</text:p>
          </table:table-cell>
          <table:table-cell table:style-name="ACE-7" office:value-type="float" office:value="3737.7677779999999">
            <text:p>3737,76777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7620">
            <text:p>7620</text:p>
          </table:table-cell>
          <table:table-cell table:style-name="ACE-6" office:value-type="float" office:value="638">
            <text:p>638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374">
            <text:p>374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94">
            <text:p>294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49">
            <text:p>249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55">
            <text:p>255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52">
            <text:p>252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50">
            <text:p>250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42">
            <text:p>242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33">
            <text:p>233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79">
            <text:p>279</text:p>
          </table:table-cell>
          <table:table-cell table:style-name="ACE-7" office:value-type="float" office:value="4207.9923799999997">
            <text:p>4207,992380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8750">
            <text:p>8750</text:p>
          </table:table-cell>
          <table:table-cell table:style-name="ACE-6" office:value-type="float" office:value="842">
            <text:p>842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493">
            <text:p>49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87">
            <text:p>387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29">
            <text:p>329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33">
            <text:p>33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35">
            <text:p>335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32">
            <text:p>332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19">
            <text:p>319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11">
            <text:p>311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57">
            <text:p>357</text:p>
          </table:table-cell>
          <table:table-cell table:style-name="ACE-7" office:value-type="float" office:value="4936.9283340000002">
            <text:p>4936,928334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9880">
            <text:p>9880</text:p>
          </table:table-cell>
          <table:table-cell table:style-name="ACE-6" office:value-type="float" office:value="1059">
            <text:p>1059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632">
            <text:p>632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94">
            <text:p>494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22">
            <text:p>422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21">
            <text:p>421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07">
            <text:p>407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17">
            <text:p>417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00">
            <text:p>400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87">
            <text:p>387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38">
            <text:p>438</text:p>
          </table:table-cell>
          <table:table-cell table:style-name="ACE-7" office:value-type="float" office:value="5766.109101">
            <text:p>5766,10910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1010">
            <text:p>11010</text:p>
          </table:table-cell>
          <table:table-cell table:style-name="ACE-6" office:value-type="float" office:value="1322">
            <text:p>1322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783">
            <text:p>783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607">
            <text:p>607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16">
            <text:p>516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31">
            <text:p>531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13">
            <text:p>513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15">
            <text:p>515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09">
            <text:p>509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82">
            <text:p>482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37">
            <text:p>537</text:p>
          </table:table-cell>
          <table:table-cell table:style-name="ACE-7" office:value-type="float" office:value="6428.429666">
            <text:p>6428,42966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2140">
            <text:p>12140</text:p>
          </table:table-cell>
          <table:table-cell table:style-name="ACE-6" office:value-type="float" office:value="1610">
            <text:p>161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947">
            <text:p>947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740">
            <text:p>74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26">
            <text:p>626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29">
            <text:p>629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28">
            <text:p>628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17">
            <text:p>617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07">
            <text:p>607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83">
            <text:p>583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33">
            <text:p>633</text:p>
          </table:table-cell>
          <table:table-cell table:style-name="ACE-7" office:value-type="float" office:value="7182.7911869999998">
            <text:p>7182,791187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3270">
            <text:p>13270</text:p>
          </table:table-cell>
          <table:table-cell table:style-name="ACE-6" office:value-type="float" office:value="1911">
            <text:p>1911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1125">
            <text:p>1125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876">
            <text:p>876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43">
            <text:p>743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70">
            <text:p>770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46">
            <text:p>746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40">
            <text:p>740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15">
            <text:p>715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697">
            <text:p>697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739">
            <text:p>739</text:p>
          </table:table-cell>
          <table:table-cell table:style-name="ACE-7" office:value-type="float" office:value="7857.0651319999997">
            <text:p>7857,065132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4400">
            <text:p>14400</text:p>
          </table:table-cell>
          <table:table-cell table:style-name="ACE-6" office:value-type="float" office:value="2249">
            <text:p>2249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325">
            <text:p>1325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032">
            <text:p>1032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83">
            <text:p>883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76">
            <text:p>876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87">
            <text:p>887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71">
            <text:p>871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39">
            <text:p>839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20">
            <text:p>820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69">
            <text:p>869</text:p>
          </table:table-cell>
          <table:table-cell table:style-name="ACE-7" office:value-type="float" office:value="8548.3419379999996">
            <text:p>8548,341938</text:p>
          </table:table-cell>
          <table:table-cell table:number-columns-repeated="235" table:style-name="ACE-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guided3.csv&quot;" table:base-cell-address="$'output_gcc_guided3.csv'.$A$1"/>
          <table:named-expression table:name="Print_Area" table:expression="of:=#REF!" table:base-cell-address="$'output_gcc_guided3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guided8.csv" table:style-name="ta-4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 table:number-columns-repeated="235"/>
        <table:table-row table:style-name="AROW-0">
          <table:table-cell table:style-name="ACE-8" office:value-type="string">
            <text:p>n</text:p>
          </table:table-cell>
          <table:table-cell table:style-name="ACE-8" office:value-type="string">
            <text:p>time1</text:p>
          </table:table-cell>
          <table:table-cell table:style-name="ACE-9" office:value-type="string">
            <text:p>check1</text:p>
          </table:table-cell>
          <table:table-cell table:style-name="ACE-8" office:value-type="string">
            <text:p>time2</text:p>
          </table:table-cell>
          <table:table-cell table:style-name="ACE-9" office:value-type="string">
            <text:p>check2</text:p>
          </table:table-cell>
          <table:table-cell table:style-name="ACE-8" office:value-type="string">
            <text:p>time3</text:p>
          </table:table-cell>
          <table:table-cell table:style-name="ACE-9" office:value-type="string">
            <text:p>check3</text:p>
          </table:table-cell>
          <table:table-cell table:style-name="ACE-8" office:value-type="string">
            <text:p>time4</text:p>
          </table:table-cell>
          <table:table-cell table:style-name="ACE-9" office:value-type="string">
            <text:p>check4</text:p>
          </table:table-cell>
          <table:table-cell table:style-name="ACE-8" office:value-type="string">
            <text:p>time5</text:p>
          </table:table-cell>
          <table:table-cell table:style-name="ACE-9" office:value-type="string">
            <text:p>check5</text:p>
          </table:table-cell>
          <table:table-cell table:style-name="ACE-8" office:value-type="string">
            <text:p>time6</text:p>
          </table:table-cell>
          <table:table-cell table:style-name="ACE-9" office:value-type="string">
            <text:p>check6</text:p>
          </table:table-cell>
          <table:table-cell table:style-name="ACE-8" office:value-type="string">
            <text:p>time7</text:p>
          </table:table-cell>
          <table:table-cell table:style-name="ACE-9" office:value-type="string">
            <text:p>check7</text:p>
          </table:table-cell>
          <table:table-cell table:style-name="ACE-8" office:value-type="string">
            <text:p>time8</text:p>
          </table:table-cell>
          <table:table-cell table:style-name="ACE-9" office:value-type="string">
            <text:p>check8</text:p>
          </table:table-cell>
          <table:table-cell table:style-name="ACE-8" office:value-type="string">
            <text:p>time128</text:p>
          </table:table-cell>
          <table:table-cell table:style-name="ACE-9" office:value-type="string">
            <text:p>check128</text:p>
          </table:table-cell>
          <table:table-cell table:style-name="ACE-8" office:value-type="string">
            <text:p>time2048</text:p>
          </table:table-cell>
          <table:table-cell table:style-name="ACE-9" office:value-type="string">
            <text:p>check204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3100">
            <text:p>3100</text:p>
          </table:table-cell>
          <table:table-cell table:style-name="ACE-8" office:value-type="float" office:value="120">
            <text:p>12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69">
            <text:p>69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2">
            <text:p>5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2">
            <text:p>5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1">
            <text:p>51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6">
            <text:p>46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6">
            <text:p>46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2">
            <text:p>5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7">
            <text:p>47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96">
            <text:p>96</text:p>
          </table:table-cell>
          <table:table-cell table:style-name="ACE-9" office:value-type="float" office:value="1624.9582310000001">
            <text:p>1624,95823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4230">
            <text:p>4230</text:p>
          </table:table-cell>
          <table:table-cell table:style-name="ACE-8" office:value-type="float" office:value="203">
            <text:p>203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120">
            <text:p>12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91">
            <text:p>91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90">
            <text:p>9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92">
            <text:p>92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6">
            <text:p>86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7">
            <text:p>87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4">
            <text:p>84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5">
            <text:p>85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134">
            <text:p>134</text:p>
          </table:table-cell>
          <table:table-cell table:style-name="ACE-9" office:value-type="float" office:value="2520.6573859999999">
            <text:p>2520,65738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5360">
            <text:p>5360</text:p>
          </table:table-cell>
          <table:table-cell table:style-name="ACE-8" office:value-type="float" office:value="321">
            <text:p>321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89">
            <text:p>189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48">
            <text:p>148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43">
            <text:p>143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42">
            <text:p>14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0">
            <text:p>130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2">
            <text:p>13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6">
            <text:p>136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0">
            <text:p>130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78">
            <text:p>178</text:p>
          </table:table-cell>
          <table:table-cell table:style-name="ACE-9" office:value-type="float" office:value="3238.3593129999999">
            <text:p>3238,359313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6490">
            <text:p>6490</text:p>
          </table:table-cell>
          <table:table-cell table:style-name="ACE-8" office:value-type="float" office:value="472">
            <text:p>472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74">
            <text:p>27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15">
            <text:p>215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11">
            <text:p>211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09">
            <text:p>209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90">
            <text:p>190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92">
            <text:p>192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99">
            <text:p>199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89">
            <text:p>189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35">
            <text:p>235</text:p>
          </table:table-cell>
          <table:table-cell table:style-name="ACE-9" office:value-type="float" office:value="3737.7677779999999">
            <text:p>3737,76777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7620">
            <text:p>7620</text:p>
          </table:table-cell>
          <table:table-cell table:style-name="ACE-8" office:value-type="float" office:value="643">
            <text:p>643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376">
            <text:p>376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95">
            <text:p>295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87">
            <text:p>287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89">
            <text:p>289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61">
            <text:p>261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60">
            <text:p>260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68">
            <text:p>268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54">
            <text:p>254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302">
            <text:p>302</text:p>
          </table:table-cell>
          <table:table-cell table:style-name="ACE-9" office:value-type="float" office:value="4207.9923799999997">
            <text:p>4207,992380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8750">
            <text:p>8750</text:p>
          </table:table-cell>
          <table:table-cell table:style-name="ACE-8" office:value-type="float" office:value="837">
            <text:p>83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495">
            <text:p>495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84">
            <text:p>384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75">
            <text:p>375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79">
            <text:p>379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35">
            <text:p>335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31">
            <text:p>331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44">
            <text:p>344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30">
            <text:p>330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72">
            <text:p>372</text:p>
          </table:table-cell>
          <table:table-cell table:style-name="ACE-9" office:value-type="float" office:value="4936.9283340000002">
            <text:p>4936,928334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9880">
            <text:p>9880</text:p>
          </table:table-cell>
          <table:table-cell table:style-name="ACE-8" office:value-type="float" office:value="1072">
            <text:p>1072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630">
            <text:p>63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90">
            <text:p>49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72">
            <text:p>472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74">
            <text:p>474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30">
            <text:p>43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18">
            <text:p>418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30">
            <text:p>43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17">
            <text:p>417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63">
            <text:p>463</text:p>
          </table:table-cell>
          <table:table-cell table:style-name="ACE-9" office:value-type="float" office:value="5766.109101">
            <text:p>5766,10910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1010">
            <text:p>11010</text:p>
          </table:table-cell>
          <table:table-cell table:style-name="ACE-8" office:value-type="float" office:value="1323">
            <text:p>1323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783">
            <text:p>783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612">
            <text:p>612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86">
            <text:p>586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86">
            <text:p>586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12">
            <text:p>512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20">
            <text:p>52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25">
            <text:p>525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05">
            <text:p>505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61">
            <text:p>561</text:p>
          </table:table-cell>
          <table:table-cell table:style-name="ACE-9" office:value-type="float" office:value="6428.429666">
            <text:p>6428,42966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2140">
            <text:p>12140</text:p>
          </table:table-cell>
          <table:table-cell table:style-name="ACE-8" office:value-type="float" office:value="1617">
            <text:p>1617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953">
            <text:p>953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738">
            <text:p>73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708">
            <text:p>70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711">
            <text:p>711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24">
            <text:p>624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22">
            <text:p>622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28">
            <text:p>62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15">
            <text:p>615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63">
            <text:p>663</text:p>
          </table:table-cell>
          <table:table-cell table:style-name="ACE-9" office:value-type="float" office:value="7182.7911869999998">
            <text:p>7182,791187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3270">
            <text:p>13270</text:p>
          </table:table-cell>
          <table:table-cell table:style-name="ACE-8" office:value-type="float" office:value="1929">
            <text:p>1929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1135">
            <text:p>1135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78">
            <text:p>878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62">
            <text:p>862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82">
            <text:p>882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43">
            <text:p>743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44">
            <text:p>744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39">
            <text:p>739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27">
            <text:p>727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80">
            <text:p>780</text:p>
          </table:table-cell>
          <table:table-cell table:style-name="ACE-9" office:value-type="float" office:value="7857.0651319999997">
            <text:p>7857,065132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4400">
            <text:p>14400</text:p>
          </table:table-cell>
          <table:table-cell table:style-name="ACE-8" office:value-type="float" office:value="2258">
            <text:p>2258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331">
            <text:p>133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044">
            <text:p>1044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994">
            <text:p>994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993">
            <text:p>993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57">
            <text:p>857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65">
            <text:p>865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61">
            <text:p>86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53">
            <text:p>853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910">
            <text:p>910</text:p>
          </table:table-cell>
          <table:table-cell table:style-name="ACE-9" office:value-type="float" office:value="8548.3419379999996">
            <text:p>8548,341938</text:p>
          </table:table-cell>
          <table:table-cell table:number-columns-repeated="235" table:style-name="ACE-8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guided8.csv&quot;" table:base-cell-address="$'output_gcc_guided8.csv'.$A$1"/>
          <table:named-expression table:name="Print_Area" table:expression="of:=#REF!" table:base-cell-address="$'output_gcc_guided8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6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put_gcc_guided1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output_gcc_guided1.csv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utput_gcc_guided2.csv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output_gcc_guided3.csv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output_gcc_guided8.csv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27T22:07:56Z</dc:date>
    <meta:creation-date>2021-04-27T22:07:56Z</meta:creation-date>
    <meta:generator>gnumeric/1.12.49</meta:generator>
  </office:meta>
</office:document-meta>
</file>